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33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9.88mm"/>
    </style:style>
    <style:style style:name="co4" style:family="table-column">
      <style:table-column-properties fo:break-before="auto" style:column-width="32.54mm"/>
    </style:style>
    <style:style style:name="co5" style:family="table-column">
      <style:table-column-properties fo:break-before="auto" style:column-width="15.05mm"/>
    </style:style>
    <style:style style:name="co6" style:family="table-column">
      <style:table-column-properties fo:break-before="auto" style:column-width="16.6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6.35mm"/>
    </style:style>
    <style:style style:name="co9" style:family="table-column">
      <style:table-column-properties fo:break-before="auto" style:column-width="17.13mm"/>
    </style:style>
    <style:style style:name="co10" style:family="table-column">
      <style:table-column-properties fo:break-before="auto" style:column-width="11.39mm"/>
    </style:style>
    <style:style style:name="co11" style:family="table-column">
      <style:table-column-properties fo:break-before="auto" style:column-width="17.23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4.87mm"/>
    </style:style>
    <style:style style:name="co14" style:family="table-column">
      <style:table-column-properties fo:break-before="auto" style:column-width="20.3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420e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00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2" table:number-columns-repeated="995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2" office:value-type="string" calcext:value-type="string">
            <text:p>flect_M</text:p>
          </table:table-cell>
          <table:table-cell table:style-name="ce12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3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6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6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5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7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6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6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table:style-name="ce3"/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6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8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office:value-type="string" calcext:value-type="string">
            <text:p>seint denise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o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table:style-name="ce5" office:value-type="string" calcext:value-type="string">
            <text:p>anfans</text:p>
          </table:table-cell>
          <table:table-cell table:style-name="ce5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office:value-type="string" calcext:value-type="string">
            <text:p>munt martre</text:p>
          </table:table-cell>
          <table:table-cell table:style-name="Default" office:value-type="string" calcext:value-type="string">
            <text:p>Mont-Martre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office:value-type="string" calcext:value-type="string">
            <text:p>avril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office:value-type="string" calcext:value-type="string">
            <text:p>sendenise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table:style-name="ce5" office:value-type="string" calcext:value-type="string">
            <text:p>ses</text:p>
          </table:table-cell>
          <table:table-cell office:value-type="string" calcext:value-type="string">
            <text:p>ce2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8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table:number-columns-repeated="2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office:value-type="string" calcext:value-type="string">
            <text:p>curu</text:p>
          </table:table-cell>
          <table:table-cell table:style-name="ce6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office:value-type="string" calcext:value-type="string">
            <text:p>daneis</text:p>
          </table:table-cell>
          <table:table-cell table:style-name="ce9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table:style-name="ce3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4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8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4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formant</text:p>
          </table:table-cell>
          <table:table-cell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aï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number-columns-repeated="2"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style-name="Default" office:value-type="string" calcext:value-type="string">
            <text:p>forment</text:p>
          </table:table-cell>
          <table:table-cell office:value-type="string" calcext:value-type="string">
            <text:p>forment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10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5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g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4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o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1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38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8:57:35.107031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bc</meta:initial-creator>
    <meta:creation-date>2016-01-09T17:12:30Z</meta:creation-date>
    <dc:date>2017-11-09T18:58:43.498267759</dc:date>
    <meta:editing-cycles>2884</meta:editing-cycles>
    <meta:editing-duration>P13DT1H11M34S</meta:editing-duration>
    <meta:document-statistic meta:table-count="1" meta:cell-count="13789" meta:object-count="0"/>
  </office:meta>
</office:document-meta>
</file>